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in" fo:margin-bottom="0.222in" fo:line-height="100%" style:text-autospace="none"/>
      <style:text-properties fo:color="#141414" style:font-name="TimesNewRomanPSMT" fo:font-size="13pt" style:font-name-asian="TimesNewRomanPSMT" style:font-size-asian="13pt" style:font-name-complex="TimesNewRomanPSMT" style:font-size-complex="13pt"/>
    </style:style>
    <style:style style:name="P2" style:family="paragraph" style:parent-style-name="Standard">
      <style:paragraph-properties fo:margin-top="0in" fo:margin-bottom="0.222in" fo:line-height="100%" style:text-autospace="none"/>
      <style:text-properties fo:color="#141414" style:font-name="TimesNewRomanPSMT" fo:font-size="13pt" fo:font-style="normal" style:text-underline-style="none" style:font-name-asian="TimesNewRomanPSMT" style:font-size-asian="13pt" style:font-style-asian="normal" style:font-name-complex="TimesNewRomanPSMT" style:font-size-complex="13pt" style:font-style-complex="normal"/>
    </style:style>
    <style:style style:name="P3" style:family="paragraph" style:parent-style-name="Standard">
      <style:paragraph-properties fo:margin-top="0in" fo:margin-bottom="0.222in" fo:line-height="200%" style:text-autospace="none"/>
    </style:style>
    <style:style style:name="P4" style:family="paragraph" style:parent-style-name="Standard">
      <style:paragraph-properties fo:margin-top="0in" fo:margin-bottom="0.222in" fo:line-height="100%" style:text-autospace="none"/>
    </style:style>
    <style:style style:name="P5" style:family="paragraph" style:parent-style-name="Standard">
      <style:paragraph-properties fo:margin-left="0in" fo:margin-right="0in" fo:margin-top="0in" fo:margin-bottom="0.222in" fo:line-height="200%" fo:text-indent="0.6665in" style:auto-text-indent="false" style:text-autospace="none"/>
      <style:text-properties fo:color="#1a1a1a" style:font-name="TimesNewRomanPSMT" fo:font-size="13pt" fo:font-style="normal" style:text-underline-style="none" style:font-name-asian="TimesNewRomanPSMT" style:font-size-asian="13pt" style:font-style-asian="normal" style:font-name-complex="TimesNewRomanPSMT" style:font-size-complex="13pt" style:font-style-complex="normal"/>
    </style:style>
    <style:style style:name="P6" style:family="paragraph" style:parent-style-name="Standard">
      <style:paragraph-properties fo:margin-left="0in" fo:margin-right="0in" fo:margin-top="0in" fo:margin-bottom="0.222in" fo:line-height="200%" fo:text-indent="0.6665in" style:auto-text-indent="false" style:text-autospace="none"/>
      <style:text-properties fo:color="#141414" style:font-name="TimesNewRomanPSMT" fo:font-size="13pt" fo:font-style="normal" style:text-underline-style="none" style:font-name-asian="TimesNewRomanPSMT" style:font-size-asian="13pt" style:font-style-asian="normal" style:font-name-complex="TimesNewRomanPSMT" style:font-size-complex="13pt" style:font-style-complex="normal"/>
    </style:style>
    <style:style style:name="P7" style:family="paragraph" style:parent-style-name="Standard">
      <style:paragraph-properties fo:margin-left="0in" fo:margin-right="0in" fo:margin-top="0in" fo:margin-bottom="0.222in" fo:line-height="200%" fo:text-indent="0.6665in" style:auto-text-indent="false" style:text-autospace="none"/>
      <style:text-properties fo:color="#141414" style:font-name="TimesNewRomanPSMT" fo:font-size="13pt" fo:font-style="normal" style:text-underline-style="none" style:font-name-asian="TimesNewRomanPSMT" style:font-size-asian="13pt" style:font-style-asian="normal" style:font-name-complex="TimesNewRomanPSMT" style:font-size-complex="13pt" style:font-style-complex="normal"/>
    </style:style>
    <style:style style:name="T1" style:family="text">
      <style:text-properties fo:color="#141414" style:font-name="TimesNewRomanPSMT" fo:font-size="13pt" style:font-name-asian="TimesNewRomanPSMT" style:font-size-asian="13pt" style:font-name-complex="TimesNewRomanPSMT" style:font-size-complex="13pt"/>
    </style:style>
    <style:style style:name="T2" style:family="text">
      <style:text-properties fo:color="#141414" style:font-name="TimesNewRomanPSMT" fo:font-size="13pt" style:text-underline-style="none" style:font-name-asian="TimesNewRomanPSMT" style:font-size-asian="13pt" style:font-name-complex="TimesNewRomanPSMT" style:font-size-complex="13pt"/>
    </style:style>
    <style:style style:name="T3" style:family="text">
      <style:text-properties fo:color="#141414" style:font-name="TimesNewRomanPSMT" fo:font-size="13pt" fo:font-style="italic" style:text-underline-style="none" style:font-name-asian="TimesNewRomanPSMT" style:font-size-asian="13pt" style:font-style-asian="italic" style:font-name-complex="TimesNewRomanPSMT" style:font-size-complex="13pt" style:font-style-complex="italic"/>
    </style:style>
    <style:style style:name="T4" style:family="text">
      <style:text-properties fo:color="#141414" style:font-name="TimesNewRomanPSMT" fo:font-size="13pt" fo:font-style="normal" style:text-underline-style="none" style:font-name-asian="TimesNewRomanPSMT" style:font-size-asian="13pt" style:font-style-asian="normal" style:font-name-complex="TimesNewRomanPSMT" style:font-size-complex="13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ham Silverman</text:p>
      <text:p text:style-name="P1">Cory Zeller</text:p>
      <text:p text:style-name="P1">Reading And Writing Across Genres</text:p>
      <text:p text:style-name="P1">10-6-13</text:p>
      <text:p text:style-name="P4"><text:span text:style-name="T1"><text:s/><text:tab/></text:span><text:span text:style-name="T4">Some People Are Better Off Digging a Moat Instead Of Building a Fence</text:span></text:p>
      <text:p text:style-name="P3"><text:span text:style-name="T4"><text:tab/></text:span><text:span text:style-name="T2">In the real world fences are built to keep things out or keep things in, and give people a sense of security. In the play “</text:span><text:span text:style-name="T3">Fences”</text:span><text:span text:style-name="T4"> by August Wilson, there are many different fences that are built to serve those purposes. Most of them, however, are not physical fences; most of them are emotional fences. The main character, Troy, is an ill tempered, mean, strong, and caring man. His personality contradicts itself at times. He appears to both be incredibly caring, and incredibly mean at the same time. Troy believes no matter what he does, <text:s/>if he thinks those actions are ok, then they are justified.. The fence that Troy builds around himself <text:s/>gives himself a sense of security and allows him to justify his actions..</text:span></text:p>
      <text:p text:style-name="P5"><text:s/>The primary purpose for Troy’s fence is to help him justify his sins. Troys fence allows Troy to feel above the law. This particular mindset shows his lack of concern about justifying his actions outwardly because he feels that they are already justified within him. <text:s/>For example, he forbids his son Cory from playing college football. Football interferes with Cory working at a grocery store, which Troy thinks is more valuable. Troys own personal views are the only justification he has. Troy says, “You got to take the crooked's with the straights” (37). This demonstrates what troys outlook on life is; that you have to learn to deal with whatever life throws at you, and that shows how, and why, Troy doesn’t care what Cory thinks about Troys decision to not allow Cory to play football. Troy honestly thought he was doing Cory a <text:soft-page-break/>favor by teaching him that work is more important than play, but he just ended up crushing Cory’s dreams. Another example of Troy’s insensitivity and lack of regard for another person’s feelings is displayed when he cheats on his wife Rose. Although Troy had a baby with the woman he had an affair with, he makes Rose raise that child when the birth mother Alberta dies.“As long as it sets right in my heart, then I’m okay. Cause that’s all I listen to. It’ll tell me right from wrong every time” (63). Troy’s metaphorical fence allows him to believe that he can live up to an entirely different set of standards in which those actions are justified. It allows him not to feel guilty. Additionally, since Troy holds Rose to a different set of standards, the reader is led to believe that another problem he possesses is hypocrisy. That is yet another example of how troys emotional fence lets him not feel guilty about an action that is clearly wrong.</text:p>
      <text:p text:style-name="P6">The fence serves a dual purpose; It also allows Troy to sever the emotional ties between him and his family. When Cory asks Troy if he likes him, Troy tells Cory that he does not like him and that he only provides for him because it's his responsibility to. <text:s/>He says, “Like you? Who the hell said I got to like you?” (37) This one statement creates a divide between father and son that is the beginning of their feud. In addition to creating an emotional divide, Troy actually goes so far as to create a physical divide between himself and his disabled brother, Gabe. Troy, tired of having to “clean up” the trouble that Gabe causes, has him committed to a mental hospital. After that he denies that he ever committed Gabe, and says that he didn’t know what he was signing Gabe up for, which he obviously did. Troy states, “I ain’t got nothing to do with that if thats the way it works. I ain’t made up the rules for how it works” (75). Troy’s actions in this situation also reflects Troy’s hypocrisy since he originally promised <text:soft-page-break/>that he would not have Gabe committed. While Gabe is hospitalized, Troy takes advantage of the situation by collecting financial compensation for it. The divides that Troy establishes are figurative; no real fence exists, obviously; however, the gap that he creates between himself and his family is very real. The consequences of his actions reach much further than he even realizes. His fence is not only keeping people out, but its keeping trapped inside</text:p>
      <text:p text:style-name="P6">Troys fence that he built in the play caused him many problems, and in the end, when Troy dies, it almost prevents Cory from going to his funeral. The emotional fence that Troy built made him seem much meaner than he actually was. Everything Troy did he did because he believed that it was the right, just thing to do. Because of that fact Troys fence also ended up making practically his entire family dislike him, which is never a god thing. This type of thing can also happen in real life. Troy, and his fence, demonstrate that people have to think about the consequences of their actions, because if they don’t one small action can make a huge gap between people, and it makes it seem like someone who loves someone else, does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ham silverman</meta:initial-creator>
    <meta:creation-date>2013-10-22T19:21:55</meta:creation-date>
    <dc:date>2013-10-27T20:40:46</dc:date>
    <dc:creator>graham silverman</dc:creator>
    <meta:editing-duration>P2DT1H33M</meta:editing-duration>
    <meta:editing-cycles>3</meta:editing-cycles>
    <meta:generator>OpenOffice/4.0.0$Unix OpenOffice.org_project/400m3$Build-9702</meta:generator>
    <meta:document-statistic meta:table-count="0" meta:image-count="0" meta:object-count="0" meta:page-count="3" meta:paragraph-count="9" meta:word-count="861" meta:character-count="4868"/>
  </office:meta>
</office:document-meta>
</file>